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182dc2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  <style:style style:name="T3" style:family="text">
      <style:text-properties officeooo:rsid="001c4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3">4.1 <text:s/>Proyectos de Investigació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07:54.288419084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4" meta:character-count="31" meta:non-whitespace-character-count="27"/>
  </office:meta>
</office:document-meta>
</file>